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heoretical Underpinnings</text:title></text:p>
      <text:p text:style-name="OrgTitle"/>
      <text:p text:style-name="OrgSubtitle"><text:initial-creator>Jeffrey Young</text:initial-creator></text:p>
      <text:p text:style-name="OrgSubtitle"/>
      <text:p text:style-name="OrgSubtitle">Mar 25, 2017</text:p>
      <text:p text:style-name="OrgSubtitle"/>
      <text:h text:style-name="Heading_20_1_unnumbered" text:outline-level="1" text:is-list-header="true">
<text:bookmark-start text:name="OrgXref.org59d8758"/>
<text:bookmark text:name="org59d8758"/>Aristotle
<text:bookmark-end text:name="OrgXref.org59d8758"/></text:h>
      <text:p text:style-name="Text_20_body">To Aristotle we humans seek different things when we seek an "explanation" Aristotle Identifies four such things that we seek when we want something "explained".
</text:p>
      <text:h text:style-name="Heading_20_2_unnumbered" text:outline-level="2" text:is-list-header="true">
<text:bookmark-start text:name="OrgXref.org7ea2979"/>
<text:bookmark text:name="org7ea2979"/>Aristotle's Four "Causes"
<text:bookmark-end text:name="OrgXref.org7ea2979"/></text:h>
      <text:list text:style-name="OrgNumberedList" text:continue-numbering="false">
        <text:list-item>
          <text:p text:style-name="Text_20_body">Material Cause = What kind of stuff a thing is made of <text:line-break/>Used often in science, think Chemisty
</text:p>
        </text:list-item>
        <text:list-item>
          <text:p text:style-name="Text_20_body">Formal Cause = What kind of category or class does it belong to, what form is it an instantiate of <text:line-break/>Used in taxonomy, chemistry you name it
</text:p>
        </text:list-item>
        <text:list-item>
          <text:p text:style-name="Text_20_body">Efficient Cause = What brought it about? <text:line-break/>Used all over, this is basically what we think of as the meaning of the word "cause"
</text:p>
        </text:list-item>
        <text:list-item>
          <text:p text:style-name="Text_20_body">Final Cause = What is its function in a larger system <text:line-break/>This is because Aristotle was believed in teleology. I can explain it in person but it would roughly mean something like "fate". Like an axe looks like an axe because it was always meant to be used like an Axe. It's purpose is to be used like an Axe so its form is caused by that purpose.
</text:p>
        </text:list-item>
      </text:list>
      <text:h text:style-name="Heading_20_1_unnumbered" text:outline-level="1" text:is-list-header="true">
<text:bookmark-start text:name="OrgXref.org5ccff1c"/>
<text:bookmark text:name="org5ccff1c"/>Deductive-Nomonological Theory
<text:bookmark-end text:name="OrgXref.org5ccff1c"/></text:h>
      <text:h text:style-name="Heading_20_2_unnumbered" text:outline-level="2" text:is-list-header="true">
<text:bookmark-start text:name="OrgXref.orgb3f34bf"/>
<text:bookmark text:name="orgb3f34bf"/>Hempel's Covering Law Model of <text:span text:style-name="Underline">Scientific</text:span> Explanation
<text:bookmark-end text:name="OrgXref.orgb3f34bf"/></text:h>
      <text:list text:style-name="OrgBulletedList" text:continue-numbering="false">
        <text:list-item>
          <text:p text:style-name="Text_20_body">Consists of Two
</text:p>
        </text:list-item>
        <text:list-item>
          <text:p text:style-name="Text_20_body">To explain something is to subsume it or show that it is an instance of all known scientific laws
</text:p>
        </text:list-item>
      </text:list>
      <text:h text:style-name="Heading_20_2_unnumbered" text:outline-level="2" text:is-list-header="true">
<text:bookmark-start text:name="OrgXref.org6399c99"/>
<text:bookmark text:name="org6399c99"/>Some Etymology
<text:bookmark-end text:name="OrgXref.org6399c99"/></text:h>
      <text:list text:style-name="OrgDescriptionList" text:continue-numbering="false">
        <text:list-item>
          <text:p text:style-name="Text_20_body_20_bold">Deductive</text:p>
          <text:list text:style-name="OrgDescriptionList" text:continue-numbering="true">
            <text:list-item>
              <text:p text:style-name="Text_20_body">This just means that given some premises we can conclude, logically, a conclusion by sound, cogent, logical inference rules
</text:p>
            </text:list-item>
          </text:list>
        </text:list-item>
        <text:list-item>
          <text:p text:style-name="Text_20_body_20_bold">Nomonological</text:p>
          <text:list text:style-name="OrgDescriptionList" text:continue-numbering="true">
            <text:list-item>
              <text:p text:style-name="Text_20_body">Greek root <text:span text:style-name="Emphasis">Nomos</text:span> means law; this means a <text:span text:style-name="Emphasis">deductive from laws</text:span> when translated
</text:p>
            </text:list-item>
          </text:list>
        </text:list-item>
      </text:list>
      <text:h text:style-name="Heading_20_2_unnumbered" text:outline-level="2" text:is-list-header="true">
<text:bookmark-start text:name="OrgXref.orge6a418e"/>
<text:bookmark text:name="orge6a418e"/>Ontological Terms
<text:bookmark-end text:name="OrgXref.orge6a418e"/></text:h>
      <text:list text:style-name="OrgDescriptionList" text:continue-numbering="false">
        <text:list-item>
          <text:p text:style-name="Text_20_body_20_bold">Explanans</text:p>
          <text:list text:style-name="OrgDescriptionList" text:continue-numbering="true">
            <text:list-item>
              <text:p text:style-name="Text_20_body">That which is <text:span text:style-name="Emphasis">doing</text:span> the explaining
</text:p>
            </text:list-item>
          </text:list>
        </text:list-item>
        <text:list-item>
          <text:p text:style-name="Text_20_body_20_bold">Explanandum</text:p>
          <text:list text:style-name="OrgDescriptionList" text:continue-numbering="true">
            <text:list-item>
              <text:p text:style-name="Text_20_body">That which is to be explained
</text:p>
            </text:list-item>
          </text:list>
        </text:list-item>
      </text:list>
      <text:h text:style-name="Heading_20_2_unnumbered" text:outline-level="2" text:is-list-header="true">
<text:bookmark-start text:name="OrgXref.org63ee1fa"/>
<text:bookmark text:name="org63ee1fa"/>Inference Rule
<text:bookmark-end text:name="OrgXref.org63ee1fa"/></text:h>
      <text:p text:style-name="Text_20_body"><text:span text:style-name="OrgCode">\Explanandum</text:span>
<text:span text:style-name="OrgCode">\frac</text:span>{<text:span text:style-name="OrgCode">\begin{cases}</text:span>
        L<text:span text:style-name="OrgSubscript">1</text:span>, L<text:span text:style-name="OrgSubscript">2</text:span> <text:span text:style-name="OrgCode">\ldots</text:span> L<text:span text:style-name="OrgSubscript">n</text:span> <text:line-break/>        S<text:span text:style-name="OrgSubscript">1</text:span>, S<text:span text:style-name="OrgSubscript">2</text:span>, … S<text:span text:style-name="OrgSubscript">n</text:span>
      <text:span text:style-name="OrgCode">\end{cases}</text:span>}{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effrey Young</dc:creator>
    <meta:initial-creator>Jeffrey Young</meta:initial-creator>
    <dc:date>2017-03-25T21:25:38</dc:date>
    <meta:creation-date>2017-03-25T21:25:38</meta:creation-date>
    <meta:generator>Emacs 26.0.50 (Org mode 9.0.5)</meta:generator>
    <meta:keyword/>
    <dc:subject/>
    <dc:title>Theoretical Underpinnings</dc:title>
  </office:meta>
</office:document-meta>
</file>